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fa1c" officeooo:paragraph-rsid="0001fa1c"/>
    </style:style>
    <style:style style:name="P2" style:family="paragraph" style:parent-style-name="Standard">
      <style:text-properties style:text-line-through-style="solid" style:text-line-through-type="single" officeooo:rsid="0001fa1c" officeooo:paragraph-rsid="0001fa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 I want to</text:p>
      <text:p text:style-name="P2">1. run myIMU.MPU9250SelfTest(myIMU.SelfTest)</text:p>
      <text:p text:style-name="P2"><text:s text:c="4"/>myIMU.SelfTest is an array containing the percentage of factor value the trim is within as a float.</text:p>
      <text:p text:style-name="P2">2. Run myIMU.calibrateMPU9250(myIMU.gyroBias, myIMU.accelBias);</text:p>
      <text:p text:style-name="P2"><text:s text:c="4"/>myIMU.gyroBias and myIMU.accelBias are float arrays containing the Bias values to be subtracted. Oddly, the example code doesn't ever use the gyro bias, just the accel bias.</text:p>
      <text:p text:style-name="P2">3. Run the getXres() functions</text:p>
      <text:p text:style-name="P2"><text:s text:c="4"/>xRes variables contain mode specific multipliers that convert from raw data to gravities or degrees per second or gauss</text:p>
      <text:p text:style-name="P2">4. Run myIMU.initMPU9250</text:p>
      <text:p text:style-name="P2"><text:s text:c="4"/>Sets up the IMU for active data read</text:p>
      <text:p text:style-name="P1"/>
      <text:p text:style-name="P1">5. Add the gyro angular velocities to a rolling sum to estimate the current position.</text:p>
      <text:p text:style-name="P1"><text:s text:c="2"/>float pitch_gyro_delta = imu_data[0]*imu_diff;</text:p>
      <text:p text:style-name="P1"><text:s text:c="2"/>float roll_gyro_delta = imu_data[1]*imu_diff;</text:p>
      <text:p text:style-name="P1"><text:s text:c="2"/>//Similar for Yaw</text:p>
      <text:p text:style-name="P1"/>
      <text:p text:style-name="P1">6. Estimate roll and pitch with the accelerometer. use atan2(y/z) for roll, atan2(x/z) for pitch.</text:p>
      <text:p text:style-name="P1"><text:s text:c="2"/>float pitch_accel = (atan2(imu_data[4],imu_data[5]))*180.0/3.1415 - pitch_calibration;</text:p>
      <text:p text:style-name="P1"><text:s text:c="2"/>float roll_accel = (atan2(imu_data[3],imu_data[5]))*180.0/3.1415 - roll_calibration;</text:p>
      <text:p text:style-name="P1"/>
      <text:p text:style-name="P1">7. Add the estimates with a complementary filter</text:p>
      <text:p text:style-name="P1"><text:s text:c="2"/>roll_angle = roll_accel*A + (1-A)*(roll_gyro_delta + roll_angle);</text:p>
      <text:p text:style-name="P1"><text:s text:c="2"/>pitch_angle = pitch_accel*A + (1-A)*(pitch_gyro_delta + pitch_angle);</text:p>
      <text:p text:style-name="P1"/>
      <text:p text:style-name="P1">8. Send the estimated roll, pitch, and yaw over serial to be picked up by the listener node, then publish</text:p>
      <text:p text:style-name="P1"><text:s text:c="2"/>Serial.print(myIMU.mx); Serial.print(","); Serial.print(myIMU.my); Serial.print(","); Serial.print(myIMU.mz);</text:p>
      <text:p text:style-name="P1"><text:s text:c="2"/>Serial.print(","); Serial.print(Roll); Serial.print(","); Serial.print(Pitch); Serial.print(","); Serial.print(Yaw); <text:s/>Serial.print("\n");</text:p>
      <text:p text:style-name="P1">9. Subscribe with a processor node and publish a tf or frame message of some sort to get the data displayed in rviz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4:55:18.827085238</meta:creation-date>
    <dc:date>2018-03-23T17:05:00.698301758</dc:date>
    <meta:editing-duration>PT1H59M31S</meta:editing-duration>
    <meta:editing-cycles>1</meta:editing-cycles>
    <meta:document-statistic meta:table-count="0" meta:image-count="0" meta:object-count="0" meta:page-count="1" meta:paragraph-count="23" meta:word-count="220" meta:character-count="1743" meta:non-whitespace-character-count="1511"/>
    <meta:generator>LibreOffice/5.1.6.2$Linux_X86_64 LibreOffice_project/10m0$Build-2</meta:generator>
  </office:meta>
</office:document-meta>
</file>